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mport the necessary modules(libraries)</text:p>
      <text:p text:style-name="Standard">import json, unittest, datetime</text:p>
      <text:p text:style-name="Standard">#use the open function to open the json files</text:p>
      <text:p text:style-name="Standard">with open("./data-1.json","r") as f:</text:p>
      <text:p text:style-name="Standard"><text:s text:c="4"/>jsonData1 = json.load(f)</text:p>
      <text:p text:style-name="Standard">with open("./data-2.json","r") as f:</text:p>
      <text:p text:style-name="Standard"><text:s text:c="4"/>jsonData2 = json.load(f)</text:p>
      <text:p text:style-name="Standard">with open("./data-result.json","r") as f:</text:p>
      <text:p text:style-name="Standard"><text:s text:c="4"/>jsonExpectedResult = json.load(f)</text:p>
      <text:p text:style-name="Standard">#convert json data from format 1 to a unified format</text:p>
      <text:p text:style-name="Standard">def convertFromFormat1(jsonObject):</text:p>
      <text:p text:style-name="Standard"/>
      <text:p text:style-name="Standard"><text:s text:c="4"/># IMPLEMENT: Conversion From Type 1</text:p>
      <text:p text:style-name="Standard"><text:s text:c="4"/>locationParts = jsonObject['location'].split('/')</text:p>
      <text:p text:style-name="Standard"/>
      <text:p text:style-name="Standard"><text:s text:c="4"/>result = {</text:p>
      <text:p text:style-name="Standard"><text:s text:c="8"/>'deviceID': jsonObject['deviceID'],</text:p>
      <text:p text:style-name="Standard"><text:s text:c="8"/>'deviceType': jsonObject['deviceType'],</text:p>
      <text:p text:style-name="Standard"><text:s text:c="8"/>'timestamp': jsonObject['timestamp'],</text:p>
      <text:p text:style-name="Standard"><text:s text:c="8"/>'location': {</text:p>
      <text:p text:style-name="Standard"><text:s text:c="12"/>'country': locationParts[0],</text:p>
      <text:p text:style-name="Standard"><text:s text:c="12"/>'city': locationParts[1],</text:p>
      <text:p text:style-name="Standard"><text:s text:c="12"/>'area': locationParts[2],</text:p>
      <text:p text:style-name="Standard"><text:s text:c="12"/>'factory': locationParts[3],</text:p>
      <text:p text:style-name="Standard"><text:s text:c="12"/>'section': locationParts[4]</text:p>
      <text:p text:style-name="Standard"><text:s text:c="8"/>},</text:p>
      <text:p text:style-name="Standard"><text:s text:c="8"/>'data': {</text:p>
      <text:p text:style-name="Standard"><text:s text:c="12"/>'status': jsonObject['operationStatus'],</text:p>
      <text:p text:style-name="Standard"><text:s text:c="12"/>'temperature': jsonObject['temp']</text:p>
      <text:p text:style-name="Standard"><text:s text:c="8"/>}</text:p>
      <text:p text:style-name="Standard"><text:s text:c="4"/>}</text:p>
      <text:p text:style-name="Standard"/>
      <text:p text:style-name="Standard"><text:s text:c="4"/>return result</text:p>
      <text:p text:style-name="Standard"/>
      <text:p text:style-name="Standard"/>
      <text:p text:style-name="Standard">def convertFromFormat2(jsonObject):</text:p>
      <text:p text:style-name="Standard"/>
      <text:p text:style-name="Standard"><text:s text:c="4"/># IMPLEMENT: Conversion From Type 2</text:p>
      <text:p text:style-name="Standard"><text:s text:c="4"/>date = datetime.datetime.strptime(jsonObject['timestamp'],</text:p>
      <text:p text:style-name="Standard"><text:s text:c="38"/>'%Y-%m-%dT%H:%M:%S.%fZ')</text:p>
      <text:p text:style-name="Standard"><text:s text:c="4"/>timestamp = int(</text:p>
      <text:p text:style-name="Standard"><text:s text:c="8"/>(date - datetime.datetime(1970, 1, 1)).total_seconds() * 1000)</text:p>
      <text:p text:style-name="Standard"/>
      <text:p text:style-name="Standard"><text:s text:c="4"/>result = {</text:p>
      <text:p text:style-name="Standard"><text:s text:c="8"/>'deviceID': jsonObject['device']['id'],</text:p>
      <text:p text:style-name="Standard"><text:s text:c="8"/>'deviceType': jsonObject['device']['type'],</text:p>
      <text:p text:style-name="Standard"><text:s text:c="8"/>'timestamp': timestamp,</text:p>
      <text:p text:style-name="Standard"><text:s text:c="8"/>'location': {</text:p>
      <text:p text:style-name="Standard"><text:s text:c="12"/>'country': jsonObject['country'],</text:p>
      <text:p text:style-name="Standard"><text:s text:c="12"/>'city': jsonObject['city'],</text:p>
      <text:p text:style-name="Standard"><text:s text:c="12"/>'area': jsonObject['area'],</text:p>
      <text:p text:style-name="Standard"><text:s text:c="12"/>'factory': jsonObject['factory'],</text:p>
      <text:p text:style-name="Standard"><text:soft-page-break/><text:s text:c="12"/>'section': jsonObject['section']</text:p>
      <text:p text:style-name="Standard"><text:s text:c="8"/>},</text:p>
      <text:p text:style-name="Standard"><text:s text:c="8"/>'data': jsonObject['data']</text:p>
      <text:p text:style-name="Standard"><text:s text:c="4"/>}</text:p>
      <text:p text:style-name="Standard"/>
      <text:p text:style-name="Standard"><text:s text:c="4"/>return result</text:p>
      <text:p text:style-name="Standard"/>
      <text:p text:style-name="Standard">def main (jsonObject):</text:p>
      <text:p text:style-name="Standard"/>
      <text:p text:style-name="Standard"><text:s text:c="4"/>result = {}</text:p>
      <text:p text:style-name="Standard"/>
      <text:p text:style-name="Standard"><text:s text:c="4"/>if (jsonObject.get('device') == None):</text:p>
      <text:p text:style-name="Standard"><text:s text:c="8"/>result = convertFromFormat1(jsonObject)</text:p>
      <text:p text:style-name="Standard"><text:s text:c="4"/>else:</text:p>
      <text:p text:style-name="Standard"><text:s text:c="8"/>result = convertFromFormat2(jsonObject)</text:p>
      <text:p text:style-name="Standard"><text:s text:c="4"/>return result</text:p>
      <text:p text:style-name="Standard"/>
      <text:p text:style-name="Standard">#Test cases using unittest</text:p>
      <text:p text:style-name="Standard">class TestSolution(unittest.TestCase):</text:p>
      <text:p text:style-name="Standard"/>
      <text:p text:style-name="Standard"><text:s text:c="4"/>def test_sanity(self):</text:p>
      <text:p text:style-name="Standard">#convert json data to python objects using json.loads and checks if they match</text:p>
      <text:p text:style-name="Standard"><text:s text:c="8"/>result = json.loads(json.dumps(jsonExpectedResult))</text:p>
      <text:p text:style-name="Standard"><text:s text:c="8"/>self.assertEqual(</text:p>
      <text:p text:style-name="Standard"><text:s text:c="12"/>result,</text:p>
      <text:p text:style-name="Standard"><text:s text:c="12"/>jsonExpectedResult</text:p>
      <text:p text:style-name="Standard"><text:s text:c="8"/>)</text:p>
      <text:p text:style-name="Standard"/>
      <text:p text:style-name="Standard"><text:s text:c="4"/>def test_dataType1(self):</text:p>
      <text:p text:style-name="Standard">#convert the json data from format 1 to unfied format and compare it with expected result</text:p>
      <text:p text:style-name="Standard"><text:s text:c="8"/>result = main (jsonData1)</text:p>
      <text:p text:style-name="Standard"><text:s text:c="8"/>self.assertEqual(</text:p>
      <text:p text:style-name="Standard"><text:s text:c="12"/>result,</text:p>
      <text:p text:style-name="Standard"><text:s text:c="12"/>jsonExpectedResult,</text:p>
      <text:p text:style-name="Standard"><text:s text:c="12"/>'Converting from Type 1 failed'</text:p>
      <text:p text:style-name="Standard"><text:s text:c="8"/>)</text:p>
      <text:p text:style-name="Standard"/>
      <text:p text:style-name="Standard"><text:s text:c="4"/>def test_dataType2(self):</text:p>
      <text:p text:style-name="Standard">#convert the json data from format 1 to unified format and compare it with expected result</text:p>
      <text:p text:style-name="Standard"><text:s text:c="8"/>result = main (jsonData2)</text:p>
      <text:p text:style-name="Standard"><text:s text:c="8"/>self.assertEqual(</text:p>
      <text:p text:style-name="Standard"><text:s text:c="12"/>result,</text:p>
      <text:p text:style-name="Standard"><text:s text:c="12"/>jsonExpectedResult,</text:p>
      <text:p text:style-name="Standard"><text:s text:c="12"/>'Converting from Type 2 failed'</text:p>
      <text:p text:style-name="Standard"><text:s text:c="8"/>)</text:p>
      <text:p text:style-name="Standard">if __name__ == '__main__':</text:p>
      <text:p text:style-name="Standard"><text:s text:c="4"/>#run the unittest</text:p>
      <text:p text:style-name="Standard"><text:s text:c="4"/>unittest.mai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4T14:39:32.489332105</meta:creation-date>
    <dc:date>2025-06-14T14:40:16.673507920</dc:date>
    <meta:editing-duration>PT45S</meta:editing-duration>
    <meta:editing-cycles>1</meta:editing-cycles>
    <meta:document-statistic meta:table-count="0" meta:image-count="0" meta:object-count="0" meta:page-count="2" meta:paragraph-count="85" meta:word-count="257" meta:character-count="2881" meta:non-whitespace-character-count="2139"/>
    <meta:generator>LibreOffice/6.4.7.2$Linux_X86_64 LibreOffice_project/40$Build-2</meta:generator>
  </office:meta>
</office:document-meta>
</file>